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"/>
    <style:style style:name="ce2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2" table:number-columns-repeated="3" table:default-cell-style-name="ce3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haracters</text:p>
          </table:table-cell>
          <table:table-cell office:value-type="float" office:value="970" calcext:value-type="float">
            <text:p>9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ts per character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ts</text:p>
          </table:table-cell>
          <table:table-cell table:formula="of:=[.B1]*[.B2]" office:value-type="float" office:value="10670" calcext:value-type="float">
            <text:p>1067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urst putchar()</text:p>
          </table:table-cell>
          <table:table-cell table:style-name="ce2" office:value-type="string" calcext:value-type="string">
            <text:p>Baseline</text:p>
          </table:table-cell>
          <table:table-cell table:style-name="ce2" office:value-type="string" calcext:value-type="string">
            <text:p>Fast track</text:p>
          </table:table-cell>
          <table:table-cell table:style-name="ce2" office:value-type="string" calcext:value-type="string">
            <text:p>Sync delay</text:p>
          </table:table-cell>
          <table:table-cell table:style-name="ce4" office:value-type="string" calcext:value-type="string">
            <text:p>Baseline</text:p>
          </table:table-cell>
          <table:table-cell table:style-name="ce4" office:value-type="string" calcext:value-type="string">
            <text:p>Fast track</text:p>
          </table:table-cell>
          <table:table-cell table:style-name="ce4" office:value-type="string" calcext:value-type="string">
            <text:p>Sync delay</text:p>
          </table:table-cell>
          <table:table-cell table:style-name="ce4" office:value-type="string" calcext:value-type="string">
            <text:p>Baseline</text:p>
          </table:table-cell>
          <table:table-cell table:style-name="ce4" office:value-type="string" calcext:value-type="string">
            <text:p>Fast track</text:p>
          </table:table-cell>
          <table:table-cell table:style-name="ce4" office:value-type="string" calcext:value-type="string">
            <text:p>Sync delay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table:formula="of:=1109716" office:value-type="float" office:value="1109716" calcext:value-type="float">
            <text:p>1109716</text:p>
          </table:table-cell>
          <table:table-cell table:number-columns-repeated="2" office:value-type="float" office:value="1109704" calcext:value-type="float">
            <text:p>1109704</text:p>
          </table:table-cell>
          <table:table-cell table:formula="of:=Bits*1000/[.B6]" office:value-type="float" office:value="9.61507268526362" calcext:value-type="float">
            <text:p>9.6</text:p>
          </table:table-cell>
          <table:table-cell table:formula="of:=Bits*1000/[.C6]" office:value-type="float" office:value="9.61517665972187" calcext:value-type="float">
            <text:p>9.6</text:p>
          </table:table-cell>
          <table:table-cell table:formula="of:=Bits*1000/[.D6]" office:value-type="float" office:value="9.61517665972187" calcext:value-type="float">
            <text:p>9.6</text:p>
          </table:table-cell>
          <table:table-cell table:style-name="ce5" table:formula="of:=[.E6]*1000/[.A6]" office:value-type="percentage" office:value="1.00157007138163" calcext:value-type="percentage">
            <text:p>100.16%</text:p>
          </table:table-cell>
          <table:table-cell table:style-name="ce5" table:formula="of:=[.F6]*1000/[.A6]" office:value-type="percentage" office:value="1.00158090205436" calcext:value-type="percentage">
            <text:p>100.16%</text:p>
          </table:table-cell>
          <table:table-cell table:style-name="ce5" table:formula="of:=[.G6]*1000/[.A6]" office:value-type="percentage" office:value="1.00158090205436" calcext:value-type="percentage">
            <text:p>100.16%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86752" calcext:value-type="float">
            <text:p>186752</text:p>
          </table:table-cell>
          <table:table-cell table:number-columns-repeated="2" office:value-type="float" office:value="186744" calcext:value-type="float">
            <text:p>186744</text:p>
          </table:table-cell>
          <table:table-cell table:formula="of:=Bits*1000/[.B7]" office:value-type="float" office:value="57.1345956134339" calcext:value-type="float">
            <text:p>57.1</text:p>
          </table:table-cell>
          <table:table-cell table:formula="of:=Bits*1000/[.C7]" office:value-type="float" office:value="57.1370432249497" calcext:value-type="float">
            <text:p>57.1</text:p>
          </table:table-cell>
          <table:table-cell table:formula="of:=Bits*1000/[.D7]" office:value-type="float" office:value="57.1370432249497" calcext:value-type="float">
            <text:p>57.1</text:p>
          </table:table-cell>
          <table:table-cell table:style-name="ce5" table:formula="of:=[.E7]*1000/[.A7]" office:value-type="percentage" office:value="0.991920062733227" calcext:value-type="percentage">
            <text:p>99.19%</text:p>
          </table:table-cell>
          <table:table-cell table:style-name="ce5" table:formula="of:=[.F7]*1000/[.A7]" office:value-type="percentage" office:value="0.99196255598871" calcext:value-type="percentage">
            <text:p>99.20%</text:p>
          </table:table-cell>
          <table:table-cell table:style-name="ce5" table:formula="of:=[.G7]*1000/[.A7]" office:value-type="percentage" office:value="0.99196255598871" calcext:value-type="percentage">
            <text:p>99.20%</text:p>
          </table:table-cell>
        </table:table-row>
        <table:table-row table:style-name="ro1">
          <table:table-cell office:value-type="float" office:value="115200" calcext:value-type="float">
            <text:p>115200</text:p>
          </table:table-cell>
          <table:table-cell office:value-type="float" office:value="90724" calcext:value-type="float">
            <text:p>90724</text:p>
          </table:table-cell>
          <table:table-cell table:number-columns-repeated="2" office:value-type="float" office:value="90712" calcext:value-type="float">
            <text:p>90712</text:p>
          </table:table-cell>
          <table:table-cell table:formula="of:=Bits*1000/[.B8]" office:value-type="float" office:value="117.609452845994" calcext:value-type="float">
            <text:p>117.6</text:p>
          </table:table-cell>
          <table:table-cell table:formula="of:=Bits*1000/[.C8]" office:value-type="float" office:value="117.6250110239" calcext:value-type="float">
            <text:p>117.6</text:p>
          </table:table-cell>
          <table:table-cell table:formula="of:=Bits*1000/[.D8]" office:value-type="float" office:value="117.6250110239" calcext:value-type="float">
            <text:p>117.6</text:p>
          </table:table-cell>
          <table:table-cell table:style-name="ce5" table:formula="of:=[.E8]*1000/[.A8]" office:value-type="percentage" office:value="1.02091538928815" calcext:value-type="percentage">
            <text:p>102.09%</text:p>
          </table:table-cell>
          <table:table-cell table:style-name="ce5" table:formula="of:=[.F8]*1000/[.A8]" office:value-type="percentage" office:value="1.0210504429158" calcext:value-type="percentage">
            <text:p>102.11%</text:p>
          </table:table-cell>
          <table:table-cell table:style-name="ce5" table:formula="of:=[.G8]*1000/[.A8]" office:value-type="percentage" office:value="1.0210504429158" calcext:value-type="percentage">
            <text:p>102.11%</text:p>
          </table:table-cell>
        </table:table-row>
        <table:table-row table:style-name="ro1">
          <table:table-cell office:value-type="float" office:value="230400" calcext:value-type="float">
            <text:p>230400</text:p>
          </table:table-cell>
          <table:table-cell office:value-type="float" office:value="48040" calcext:value-type="float">
            <text:p>48040</text:p>
          </table:table-cell>
          <table:table-cell table:number-columns-repeated="2" office:value-type="float" office:value="48032" calcext:value-type="float">
            <text:p>48032</text:p>
          </table:table-cell>
          <table:table-cell table:formula="of:=Bits*1000/[.B9]" office:value-type="float" office:value="222.10657785179" calcext:value-type="float">
            <text:p>222.1</text:p>
          </table:table-cell>
          <table:table-cell table:formula="of:=Bits*1000/[.C9]" office:value-type="float" office:value="222.143570952698" calcext:value-type="float">
            <text:p>222.1</text:p>
          </table:table-cell>
          <table:table-cell table:formula="of:=Bits*1000/[.D9]" office:value-type="float" office:value="222.143570952698" calcext:value-type="float">
            <text:p>222.1</text:p>
          </table:table-cell>
          <table:table-cell table:style-name="ce5" table:formula="of:=[.E9]*1000/[.A9]" office:value-type="percentage" office:value="0.964004244148395" calcext:value-type="percentage">
            <text:p>96.40%</text:p>
          </table:table-cell>
          <table:table-cell table:style-name="ce5" table:formula="of:=[.F9]*1000/[.A9]" office:value-type="percentage" office:value="0.964164804482197" calcext:value-type="percentage">
            <text:p>96.42%</text:p>
          </table:table-cell>
          <table:table-cell table:style-name="ce5" table:formula="of:=[.G9]*1000/[.A9]" office:value-type="percentage" office:value="0.964164804482197" calcext:value-type="percentage">
            <text:p>96.42%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42708" calcext:value-type="float">
            <text:p>42708</text:p>
          </table:table-cell>
          <table:table-cell table:number-columns-repeated="2" office:value-type="float" office:value="42696" calcext:value-type="float">
            <text:p>42696</text:p>
          </table:table-cell>
          <table:table-cell table:formula="of:=Bits*1000/[.B10]" office:value-type="float" office:value="249.836096281727" calcext:value-type="float">
            <text:p>249.8</text:p>
          </table:table-cell>
          <table:table-cell table:formula="of:=Bits*1000/[.C10]" office:value-type="float" office:value="249.906314408844" calcext:value-type="float">
            <text:p>249.9</text:p>
          </table:table-cell>
          <table:table-cell table:formula="of:=Bits*1000/[.D10]" office:value-type="float" office:value="249.906314408844" calcext:value-type="float">
            <text:p>249.9</text:p>
          </table:table-cell>
          <table:table-cell table:style-name="ce5" table:formula="of:=[.E10]*1000/[.A10]" office:value-type="percentage" office:value="0.999344385126908" calcext:value-type="percentage">
            <text:p>99.93%</text:p>
          </table:table-cell>
          <table:table-cell table:style-name="ce5" table:formula="of:=[.F10]*1000/[.A10]" office:value-type="percentage" office:value="0.999625257635376" calcext:value-type="percentage">
            <text:p>99.96%</text:p>
          </table:table-cell>
          <table:table-cell table:style-name="ce5" table:formula="of:=[.G10]*1000/[.A10]" office:value-type="percentage" office:value="0.999625257635376" calcext:value-type="percentage">
            <text:p>99.96%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32068" calcext:value-type="float">
            <text:p>32068</text:p>
          </table:table-cell>
          <table:table-cell table:number-columns-repeated="2" office:value-type="float" office:value="21356" calcext:value-type="float">
            <text:p>21356</text:p>
          </table:table-cell>
          <table:table-cell table:formula="of:=Bits*1000/[.B11]" office:value-type="float" office:value="332.730447798428" calcext:value-type="float">
            <text:p>332.7</text:p>
          </table:table-cell>
          <table:table-cell table:formula="of:=Bits*1000/[.C11]" office:value-type="float" office:value="499.625398014609" calcext:value-type="float">
            <text:p>499.6</text:p>
          </table:table-cell>
          <table:table-cell table:formula="of:=Bits*1000/[.D11]" office:value-type="float" office:value="499.625398014609" calcext:value-type="float">
            <text:p>499.6</text:p>
          </table:table-cell>
          <table:table-cell table:style-name="ce5" table:formula="of:=[.E11]*1000/[.A11]" office:value-type="percentage" office:value="0.665460895596857" calcext:value-type="percentage">
            <text:p>66.55%</text:p>
          </table:table-cell>
          <table:table-cell table:style-name="ce5" table:formula="of:=[.F11]*1000/[.A11]" office:value-type="percentage" office:value="0.999250796029219" calcext:value-type="percentage">
            <text:p>99.93%</text:p>
          </table:table-cell>
          <table:table-cell table:style-name="ce5" table:formula="of:=[.G11]*1000/[.A11]" office:value-type="percentage" office:value="0.999250796029219" calcext:value-type="percentage">
            <text:p>99.93%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2068" calcext:value-type="float">
            <text:p>32068</text:p>
          </table:table-cell>
          <table:table-cell office:value-type="float" office:value="14056" calcext:value-type="float">
            <text:p>14056</text:p>
          </table:table-cell>
          <table:table-cell office:value-type="float" office:value="10724" calcext:value-type="float">
            <text:p>10724</text:p>
          </table:table-cell>
          <table:table-cell table:formula="of:=Bits*1000/[.B12]" office:value-type="float" office:value="332.730447798428" calcext:value-type="float">
            <text:p>332.7</text:p>
          </table:table-cell>
          <table:table-cell table:formula="of:=Bits*1000/[.C12]" office:value-type="float" office:value="759.106431417188" calcext:value-type="float">
            <text:p>759.1</text:p>
          </table:table-cell>
          <table:table-cell table:formula="of:=Bits*1000/[.D12]" office:value-type="float" office:value="994.964565460649" calcext:value-type="float">
            <text:p>995.0</text:p>
          </table:table-cell>
          <table:table-cell table:style-name="ce5" table:formula="of:=[.E12]*1000/[.A12]" office:value-type="percentage" office:value="0.332730447798428" calcext:value-type="percentage">
            <text:p>33.27%</text:p>
          </table:table-cell>
          <table:table-cell table:style-name="ce5" table:formula="of:=[.F12]*1000/[.A12]" office:value-type="percentage" office:value="0.759106431417188" calcext:value-type="percentage">
            <text:p>75.91%</text:p>
          </table:table-cell>
          <table:table-cell table:style-name="ce5" table:formula="of:=[.G12]*1000/[.A12]" office:value-type="percentage" office:value="0.994964565460649" calcext:value-type="percentage">
            <text:p>99.50%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2068" calcext:value-type="float">
            <text:p>32068</text:p>
          </table:table-cell>
          <table:table-cell office:value-type="float" office:value="8012" calcext:value-type="float">
            <text:p>8012</text:p>
          </table:table-cell>
          <table:table-cell office:value-type="float" office:value="5488" calcext:value-type="float">
            <text:p>5488</text:p>
          </table:table-cell>
          <table:table-cell table:formula="of:=Bits*1000/[.B13]" office:value-type="float" office:value="332.730447798428" calcext:value-type="float">
            <text:p>332.7</text:p>
          </table:table-cell>
          <table:table-cell table:formula="of:=Bits*1000/[.C13]" office:value-type="float" office:value="1331.75237144284" calcext:value-type="float">
            <text:p>1331.8</text:p>
          </table:table-cell>
          <table:table-cell table:formula="of:=Bits*1000/[.D13]" office:value-type="float" office:value="1944.24198250729" calcext:value-type="float">
            <text:p>1944.2</text:p>
          </table:table-cell>
          <table:table-cell table:style-name="ce5" table:formula="of:=[.E13]*1000/[.A13]" office:value-type="percentage" office:value="0.166365223899214" calcext:value-type="percentage">
            <text:p>16.64%</text:p>
          </table:table-cell>
          <table:table-cell table:style-name="ce5" table:formula="of:=[.F13]*1000/[.A13]" office:value-type="percentage" office:value="0.665876185721418" calcext:value-type="percentage">
            <text:p>66.59%</text:p>
          </table:table-cell>
          <table:table-cell table:style-name="ce5" table:formula="of:=[.G13]*1000/[.A13]" office:value-type="percentage" office:value="0.972120991253644" calcext:value-type="percentage">
            <text:p>97.21%</text:p>
          </table:table-cell>
        </table:table-row>
        <table:table-row table:style-name="ro1" table:number-rows-repeated="104856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shapes>
          <draw:frame draw:z-index="0" draw:style-name="gr1" draw:text-style-name="P1" svg:width="6.2988in" svg:height="3.5429in" svg:x="0.3409in" svg:y="0.1461in">
            <draw:object draw:notify-on-update-of-ranges="Sheet1.A6:Sheet1.A13 Sheet1.H5:Sheet1.H5 Sheet1.H6:Sheet1.H13 Sheet1.I5:Sheet1.I5 Sheet1.I6:Sheet1.I13 Sheet1.J5:Sheet1.J5 Sheet1.J6:Sheet1.J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Bits" table:base-cell-address="$Sheet1.$B$3" table:cell-range-address="$Sheet1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 style:data-style-name="N2" text:time-value="09:46:09.6872534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0T16:06:09.584437492</meta:creation-date>
    <dc:date>2015-09-21T21:27:41.309594220</dc:date>
    <meta:editing-duration>PT8H37M40S</meta:editing-duration>
    <meta:editing-cycles>4</meta:editing-cycles>
    <meta:generator>LibreOffice/4.2.8.2$Linux_x86 LibreOffice_project/420m0$Build-2</meta:generator>
    <meta:document-statistic meta:table-count="2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5cm" svg:y="3.703cm" style:legend-expansion="high" chart:style-name="ch2"/>
        <chart:plot-area chart:style-name="ch3" table:cell-range-address="Sheet1.A6:Sheet1.A13 Sheet1.H5:Sheet1.J13" chart:data-source-has-labels="both" svg:x="1.331cm" svg:y="0.18cm" svg:width="11.285cm" svg:height="7.659cm">
          <chartooo:coordinate-region svg:x="2.931cm" svg:y="0.38cm" svg:width="9.035cm" svg:height="6.414cm"/>
          <chart:axis chart:dimension="x" chart:name="primary-x" chart:style-name="ch4" chartooo:axis-type="auto">
            <chartooo:date-scale/>
            <chart:title svg:x="6.651cm" svg:y="8.019cm" chart:style-name="ch5">
              <text:p>bps</text:p>
            </chart:title>
            <chart:categories table:cell-range-address="Sheet1.A6:Sheet1.A13"/>
          </chart:axis>
          <chart:axis chart:dimension="y" chart:name="primary-y" chart:style-name="ch6">
            <chart:title svg:x="0.451cm" svg:y="5.535cm" chart:style-name="ch7">
              <text:p>effective baud-rate%</text:p>
            </chart:title>
            <chart:grid chart:style-name="ch8" chart:class="major"/>
          </chart:axis>
          <chart:series chart:style-name="ch9" chart:values-cell-range-address="Sheet1.H6:Sheet1.H13" chart:label-cell-address="Sheet1.H5:Sheet1.H5" chart:class="chart:line">
            <chart:data-point chart:repeated="8"/>
          </chart:series>
          <chart:series chart:style-name="ch10" chart:values-cell-range-address="Sheet1.I6:Sheet1.I13" chart:label-cell-address="Sheet1.I5:Sheet1.I5" chart:class="chart:line">
            <chart:data-point chart:repeated="8"/>
          </chart:series>
          <chart:series chart:style-name="ch11" chart:values-cell-range-address="Sheet1.J6:Sheet1.J13" chart:label-cell-address="Sheet1.J5:Sheet1.J5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Sheet1.H5:Sheet1.H5</svg:desc>
                </draw:g>
              </table:table-cell>
              <table:table-cell office:value-type="string">
                <text:p>Fast track</text:p>
                <draw:g>
                  <svg:desc>Sheet1.I5:Sheet1.I5</svg:desc>
                </draw:g>
              </table:table-cell>
              <table:table-cell office:value-type="string">
                <text:p>Sync delay</text:p>
                <draw:g>
                  <svg:desc>Sheet1.J5:Sheet1.J5</svg:desc>
                </draw:g>
              </table:table-cell>
            </table:table-row>
          </table:table-header-rows>
          <table:table-rows>
            <table:table-row>
              <table:table-cell office:value-type="float" office:value="9600">
                <text:p>9600</text:p>
                <draw:g>
                  <svg:desc>Sheet1.A6:Sheet1.A13</svg:desc>
                </draw:g>
              </table:table-cell>
              <table:table-cell office:value-type="float" office:value="1.00157007138163">
                <text:p>1.00157007138163</text:p>
                <draw:g>
                  <svg:desc>Sheet1.H6:Sheet1.H13</svg:desc>
                </draw:g>
              </table:table-cell>
              <table:table-cell office:value-type="float" office:value="1.00158090205436">
                <text:p>1.00158090205436</text:p>
                <draw:g>
                  <svg:desc>Sheet1.I6:Sheet1.I13</svg:desc>
                </draw:g>
              </table:table-cell>
              <table:table-cell office:value-type="float" office:value="1.00158090205436">
                <text:p>1.00158090205436</text:p>
                <draw:g>
                  <svg:desc>Sheet1.J6:Sheet1.J13</svg:desc>
                </draw:g>
              </table:table-cell>
            </table:table-row>
            <table:table-row>
              <table:table-cell office:value-type="float" office:value="57600">
                <text:p>57600</text:p>
              </table:table-cell>
              <table:table-cell office:value-type="float" office:value="0.991920062733227">
                <text:p>0.991920062733227</text:p>
              </table:table-cell>
              <table:table-cell office:value-type="float" office:value="0.99196255598871">
                <text:p>0.99196255598871</text:p>
              </table:table-cell>
              <table:table-cell office:value-type="float" office:value="0.99196255598871">
                <text:p>0.99196255598871</text:p>
              </table:table-cell>
            </table:table-row>
            <table:table-row>
              <table:table-cell office:value-type="float" office:value="115200">
                <text:p>115200</text:p>
              </table:table-cell>
              <table:table-cell office:value-type="float" office:value="1.02091538928815">
                <text:p>1.02091538928815</text:p>
              </table:table-cell>
              <table:table-cell office:value-type="float" office:value="1.0210504429158">
                <text:p>1.0210504429158</text:p>
              </table:table-cell>
              <table:table-cell office:value-type="float" office:value="1.0210504429158">
                <text:p>1.0210504429158</text:p>
              </table:table-cell>
            </table:table-row>
            <table:table-row>
              <table:table-cell office:value-type="float" office:value="230400">
                <text:p>230400</text:p>
              </table:table-cell>
              <table:table-cell office:value-type="float" office:value="0.964004244148395">
                <text:p>0.964004244148395</text:p>
              </table:table-cell>
              <table:table-cell office:value-type="float" office:value="0.964164804482197">
                <text:p>0.964164804482197</text:p>
              </table:table-cell>
              <table:table-cell office:value-type="float" office:value="0.964164804482197">
                <text:p>0.964164804482197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0.999344385126908">
                <text:p>0.999344385126908</text:p>
              </table:table-cell>
              <table:table-cell office:value-type="float" office:value="0.999625257635376">
                <text:p>0.999625257635376</text:p>
              </table:table-cell>
              <table:table-cell office:value-type="float" office:value="0.999625257635376">
                <text:p>0.999625257635376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665460895596857">
                <text:p>0.665460895596857</text:p>
              </table:table-cell>
              <table:table-cell office:value-type="float" office:value="0.999250796029219">
                <text:p>0.999250796029219</text:p>
              </table:table-cell>
              <table:table-cell office:value-type="float" office:value="0.999250796029219">
                <text:p>0.99925079602921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332730447798428">
                <text:p>0.332730447798428</text:p>
              </table:table-cell>
              <table:table-cell office:value-type="float" office:value="0.759106431417188">
                <text:p>0.759106431417188</text:p>
              </table:table-cell>
              <table:table-cell office:value-type="float" office:value="0.994964565460649">
                <text:p>0.994964565460649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0.166365223899214">
                <text:p>0.166365223899214</text:p>
              </table:table-cell>
              <table:table-cell office:value-type="float" office:value="0.665876185721418">
                <text:p>0.665876185721418</text:p>
              </table:table-cell>
              <table:table-cell office:value-type="float" office:value="0.972120991253644">
                <text:p>0.9721209912536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